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cm" svg:stroke-color="#000000" draw:marker-start-width="0.25cm" draw:marker-end-width="0.25cm" draw:fill="solid" draw:fill-color="#f6f9d4" draw:textarea-horizontal-align="justify" draw:textarea-vertical-align="middle" draw:auto-grow-height="false" fo:min-height="2.634cm" fo:min-width="3.39cm" fo:padding-top="0.14cm" fo:padding-bottom="0.14cm" fo:padding-left="0.265cm" fo:padding-right="0.265cm"/>
      <style:paragraph-properties style:writing-mode="lr-tb"/>
    </style:style>
    <style:style style:name="gr2" style:family="graphic" style:parent-style-name="standard">
      <style:graphic-properties svg:stroke-width="0.03cm" svg:stroke-color="#000000" draw:marker-start-width="0.25cm" draw:marker-end-width="0.25cm" draw:fill="solid" draw:fill-color="#dddddd" draw:textarea-horizontal-align="justify" draw:textarea-vertical-align="middle" draw:auto-grow-height="false" fo:min-height="2.604cm" fo:min-width="3.36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="" draw:marker-end-width="0.28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="solid" draw:fill-color="#ffd8ce" draw:textarea-horizontal-align="justify" draw:textarea-vertical-align="middle" draw:auto-grow-height="false" fo:min-height="2.604cm" fo:min-width="3.36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>
      <style:graphic-properties svg:stroke-width="0.03cm" svg:stroke-color="#000000" draw:marker-start-width="0.25cm" draw:marker-end-width="0.25cm" draw:fill="solid" draw:fill-color="#dee6ef" draw:textarea-horizontal-align="justify" draw:textarea-vertical-align="middle" draw:auto-grow-height="false" fo:min-height="2.604cm" fo:min-width="3.36cm" fo:padding-top="0.14cm" fo:padding-bottom="0.14cm" fo:padding-left="0.265cm" fo:padding-right="0.2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6f9d4"/>
      <style:paragraph-properties fo:text-align="center" style:writing-mode="lr-tb"/>
    </style:style>
    <style:style style:name="P3" style:family="paragraph">
      <loext:graphic-properties draw:fill="solid" draw:fill-color="#dddddd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0000" fo:font-size="10pt" fo:font-weight="bold" style:font-size-asian="18pt" style:font-size-complex="18pt"/>
    </style:style>
    <style:style style:name="P6" style:family="paragraph"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="solid" draw:fill-color="#ffd8ce"/>
      <style:paragraph-properties fo:text-align="center" style:writing-mode="lr-tb"/>
      <style:text-properties fo:font-size="12pt" style:font-size-asian="18pt" style:font-size-complex="18pt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color="#ff0000" fo:font-size="10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.89cm" svg:height="2.884cm" svg:x="7.879cm" svg:y="1.115cm">
          <text:p text:style-name="P1">Arduino</text:p>
          <text:p text:style-name="P1">Nan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9cm" svg:height="2.884cm" svg:x="1.979cm" svg:y="1.115cm">
          <text:p text:style-name="P1">DHT22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892cm" svg:y1="2.494cm" svg:x2="5.813cm" svg:y2="2.494cm">
          <text:p/>
        </draw:line>
        <draw:frame draw:style-name="gr4" draw:text-style-name="P5" draw:layer="layout" svg:width="0.99cm" svg:height="0.645cm" svg:x="7.151cm" svg:y="2.02cm">
          <draw:text-box>
            <text:p><text:span text:style-name="T1">D2</text:span></text:p>
          </draw:text-box>
        </draw:frame>
        <draw:line draw:style-name="gr3" draw:text-style-name="P4" draw:layer="layout" svg:x1="13.893cm" svg:y1="2.494cm" svg:x2="11.814cm" svg:y2="2.494cm">
          <text:p/>
        </draw:line>
        <draw:frame draw:style-name="gr5" draw:text-style-name="P5" draw:layer="layout" svg:width="1.562cm" svg:height="1.039cm" svg:x="11.551cm" svg:y="2.021cm">
          <draw:text-box>
            <text:p><text:span text:style-name="T1">USB</text:span></text:p>
          </draw:text-box>
        </draw:frame>
        <draw:custom-shape draw:style-name="gr6" draw:text-style-name="P7" draw:layer="layout" svg:width="3.89cm" svg:height="2.884cm" svg:x="13.885cm" svg:y="1.117cm">
          <text:p text:style-name="P6"><text:span text:style-name="T2">P</text:span><text:span text:style-name="T2">o</text:span><text:span text:style-name="T2">w</text:span><text:span text:style-name="T2">e</text:span><text:span text:style-name="T2">r</text:span><text:span text:style-name="T2"> </text:span><text:span text:style-name="T2">s</text:span><text:span text:style-name="T2">u</text:span><text:span text:style-name="T2">p</text:span><text:span text:style-name="T2">p</text:span><text:span text:style-name="T2">l</text:span><text:span text:style-name="T2">y</text:span></text:p>
          <text:p text:style-name="P6"><text:span text:style-name="T2">(</text:span><text:span text:style-name="T2">e</text:span><text:span text:style-name="T2">.</text:span><text:span text:style-name="T2">x</text:span><text:span text:style-name="T2">.</text:span><text:span text:style-name="T2"> </text:span><text:span text:style-name="T2">p</text:span><text:span text:style-name="T2">o</text:span><text:span text:style-name="T2">w</text:span><text:span text:style-name="T2">e</text:span><text:span text:style-name="T2">r</text:span><text:span text:style-name="T2"> </text:span><text:span text:style-name="T2">b</text:span><text:span text:style-name="T2">a</text:span><text:span text:style-name="T2">n</text:span><text:span text:style-name="T2">k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9cm" svg:height="2.884cm" svg:x="7.885cm" svg:y="5.817cm">
          <text:p text:style-name="P6"><text:span text:style-name="T2">H</text:span><text:span text:style-name="T2">C-</text:span><text:span text:style-name="T2">0</text:span><text:span text:style-name="T2">6</text:span></text:p>
          <text:p text:style-name="P6"><text:span text:style-name="T2">bl</text:span><text:span text:style-name="T2">u</text:span><text:span text:style-name="T2">et</text:span><text:span text:style-name="T2">o</text:span><text:span text:style-name="T2">ot</text:span><text:span text:style-name="T2">h </text:span><text:span text:style-name="T2">se</text:span><text:span text:style-name="T2">ri</text:span><text:span text:style-name="T2">al</text:span></text:p>
          <text:p text:style-name="P6"><text:span text:style-name="T2">(o</text:span><text:span text:style-name="T2">pti</text:span><text:span text:style-name="T2">o</text:span><text:span text:style-name="T2">n</text:span><text:span text:style-name="T2">al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918cm" svg:y1="5.862cm" svg:x2="8.926cm" svg:y2="3.972cm">
          <text:p/>
        </draw:line>
        <draw:line draw:style-name="gr3" draw:text-style-name="P4" draw:layer="layout" svg:x1="10.918cm" svg:y1="5.862cm" svg:x2="10.926cm" svg:y2="3.972cm">
          <text:p/>
        </draw:line>
        <draw:frame draw:style-name="gr4" draw:text-style-name="P5" draw:layer="layout" svg:width="0.99cm" svg:height="0.645cm" svg:x="8.151cm" svg:y="4.021cm">
          <draw:text-box>
            <text:p><text:span text:style-name="T1">D0</text:span></text:p>
          </draw:text-box>
        </draw:frame>
        <draw:frame draw:style-name="gr4" draw:text-style-name="P5" draw:layer="layout" svg:width="0.99cm" svg:height="0.645cm" svg:x="10.151cm" svg:y="4.022cm">
          <draw:text-box>
            <text:p><text:span text:style-name="T1">D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88cm" fo:margin-bottom="1cm" fo:margin-left="1cm" fo:margin-right="1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2:09:52.300741077</meta:creation-date>
    <dc:date>2024-01-07T23:32:25.889186433</dc:date>
    <meta:editing-duration>PT30M53S</meta:editing-duration>
    <meta:editing-cycles>13</meta:editing-cycles>
    <meta:generator>LibreOffice/6.4.7.2$Linux_X86_64 LibreOffice_project/40$Build-2</meta:generator>
    <meta:document-statistic meta:object-count="12"/>
  </office:meta>
</office:document-meta>
</file>